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3" style:family="paragraph" style:parent-style-name="Text_20_body">
      <style:text-properties officeooo:rsid="201e7928" officeooo:paragraph-rsid="201e7928"/>
    </style:style>
    <style:style style:name="P4" style:family="paragraph" style:parent-style-name="Text_20_body">
      <style:text-properties officeooo:rsid="2021dcdd" officeooo:paragraph-rsid="2021dcdd"/>
    </style:style>
    <style:style style:name="P5" style:family="paragraph" style:parent-style-name="Text_20_body">
      <style:text-properties officeooo:rsid="202321e4" officeooo:paragraph-rsid="202321e4"/>
    </style:style>
    <style:style style:name="P6" style:family="paragraph" style:parent-style-name="Text_20_body">
      <style:text-properties officeooo:rsid="20233c4a" officeooo:paragraph-rsid="20233c4a"/>
    </style:style>
    <style:style style:name="P7" style:family="paragraph" style:parent-style-name="Text_20_body">
      <style:text-properties officeooo:rsid="20260bd2" officeooo:paragraph-rsid="20260bd2"/>
    </style:style>
    <style:style style:name="P8" style:family="paragraph" style:parent-style-name="Text_20_body">
      <style:text-properties officeooo:rsid="2026899f" officeooo:paragraph-rsid="2026899f"/>
    </style:style>
    <style:style style:name="P9" style:family="paragraph" style:parent-style-name="Text_20_body">
      <style:text-properties officeooo:rsid="2026899f" officeooo:paragraph-rsid="202aa81b"/>
    </style:style>
    <style:style style:name="P10" style:family="paragraph" style:parent-style-name="Text_20_body">
      <style:text-properties officeooo:rsid="202973ed" officeooo:paragraph-rsid="202973ed"/>
    </style:style>
    <style:style style:name="P11" style:family="paragraph" style:parent-style-name="Text_20_body">
      <style:text-properties officeooo:rsid="20335a45" officeooo:paragraph-rsid="20335a45"/>
    </style:style>
    <style:style style:name="P12" style:family="paragraph" style:parent-style-name="Text_20_body">
      <style:text-properties officeooo:rsid="20349305" officeooo:paragraph-rsid="20349305"/>
    </style:style>
    <style:style style:name="P13" style:family="paragraph" style:parent-style-name="Text_20_body">
      <style:text-properties officeooo:rsid="203883c7" officeooo:paragraph-rsid="203883c7"/>
    </style:style>
    <style:style style:name="P14" style:family="paragraph" style:parent-style-name="Text_20_body">
      <style:text-properties officeooo:rsid="203bfdfd" officeooo:paragraph-rsid="203bfdfd"/>
    </style:style>
    <style:style style:name="P15" style:family="paragraph" style:parent-style-name="Text_20_body">
      <style:text-properties officeooo:rsid="2043d366" officeooo:paragraph-rsid="20383f98"/>
    </style:style>
    <style:style style:name="P16" style:family="paragraph" style:parent-style-name="Text_20_body">
      <style:text-properties officeooo:rsid="204485f5" officeooo:paragraph-rsid="204485f5"/>
    </style:style>
    <style:style style:name="P17" style:family="paragraph" style:parent-style-name="Text_20_body">
      <style:text-properties officeooo:rsid="2046b898" officeooo:paragraph-rsid="2046b898"/>
    </style:style>
    <style:style style:name="P18" style:family="paragraph" style:parent-style-name="Text_20_body">
      <style:text-properties officeooo:rsid="204ba969" officeooo:paragraph-rsid="204ba969"/>
    </style:style>
    <style:style style:name="P19" style:family="paragraph" style:parent-style-name="Text_20_body">
      <style:text-properties officeooo:rsid="204c4a46" officeooo:paragraph-rsid="204c4a46"/>
    </style:style>
    <style:style style:name="P20" style:family="paragraph" style:parent-style-name="Text_20_body">
      <style:text-properties officeooo:rsid="204f9e3f" officeooo:paragraph-rsid="204f9e3f"/>
    </style:style>
    <style:style style:name="P21" style:family="paragraph" style:parent-style-name="Text_20_body">
      <style:text-properties officeooo:rsid="20542e2c" officeooo:paragraph-rsid="20542e2c"/>
    </style:style>
    <style:style style:name="P22" style:family="paragraph" style:parent-style-name="Text_20_body">
      <style:text-properties officeooo:rsid="205f5dd2" officeooo:paragraph-rsid="205f5dd2"/>
    </style:style>
    <style:style style:name="P23" style:family="paragraph" style:parent-style-name="Text_20_body">
      <style:text-properties officeooo:rsid="205fb8b6" officeooo:paragraph-rsid="205fb8b6"/>
    </style:style>
    <style:style style:name="P24" style:family="paragraph" style:parent-style-name="Text_20_body">
      <style:text-properties officeooo:rsid="20636d5e" officeooo:paragraph-rsid="20636d5e"/>
    </style:style>
    <style:style style:name="P25" style:family="paragraph" style:parent-style-name="Text_20_body">
      <style:text-properties officeooo:rsid="2065f6fa" officeooo:paragraph-rsid="2065f6fa"/>
    </style:style>
    <style:style style:name="P26" style:family="paragraph" style:parent-style-name="Text_20_body">
      <style:text-properties officeooo:rsid="20695efc" officeooo:paragraph-rsid="20695efc"/>
    </style:style>
    <style:style style:name="P27" style:family="paragraph" style:parent-style-name="Text_20_body">
      <style:text-properties officeooo:rsid="206abd38" officeooo:paragraph-rsid="206abd38"/>
    </style:style>
    <style:style style:name="P28" style:family="paragraph" style:parent-style-name="Text_20_body">
      <style:text-properties officeooo:rsid="206c81af" officeooo:paragraph-rsid="206c81af"/>
    </style:style>
    <style:style style:name="P29" style:family="paragraph" style:parent-style-name="Standard">
      <style:paragraph-properties fo:text-align="center" style:justify-single-word="false"/>
      <style:text-properties fo:font-size="12pt" officeooo:rsid="0ce719f8" officeooo:paragraph-rsid="057aae1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0pt" fo:font-weight="bold" officeooo:rsid="201cd5ec" officeooo:paragraph-rsid="0e3c9ac6" style:font-size-asian="60pt" style:font-weight-asian="bold" style:font-size-complex="60pt" style:font-weight-complex="bold"/>
    </style:style>
    <style:style style:name="P31" style:family="paragraph" style:parent-style-name="Standard">
      <style:paragraph-properties fo:text-align="center" style:justify-single-word="false" fo:break-before="page"/>
    </style:style>
    <style:style style:name="P3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4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35" style:family="paragraph" style:parent-style-name="Text_20_body" style:list-style-name="L1">
      <style:text-properties officeooo:rsid="201fcea5" officeooo:paragraph-rsid="201fcea5"/>
    </style:style>
    <style:style style:name="P36" style:family="paragraph" style:parent-style-name="Text_20_body" style:list-style-name="L2">
      <style:text-properties officeooo:rsid="202aa81b" officeooo:paragraph-rsid="202aa81b"/>
    </style:style>
    <style:style style:name="P37" style:family="paragraph" style:parent-style-name="Text_20_body" style:list-style-name="L2">
      <style:text-properties officeooo:rsid="202c0118" officeooo:paragraph-rsid="202c0118"/>
    </style:style>
    <style:style style:name="P38" style:family="paragraph" style:parent-style-name="Text_20_body" style:list-style-name="L2">
      <style:text-properties officeooo:rsid="202cf526" officeooo:paragraph-rsid="202cf526"/>
    </style:style>
    <style:style style:name="P39" style:family="paragraph" style:parent-style-name="Text_20_body" style:list-style-name="L2">
      <style:text-properties officeooo:rsid="202ebcc0" officeooo:paragraph-rsid="202ebcc0"/>
    </style:style>
    <style:style style:name="P40" style:family="paragraph" style:parent-style-name="Text_20_body" style:list-style-name="L2">
      <style:text-properties officeooo:rsid="202e1625" officeooo:paragraph-rsid="202e1625"/>
    </style:style>
    <style:style style:name="P41" style:family="paragraph" style:parent-style-name="Text_20_body" style:list-style-name="L3">
      <style:text-properties officeooo:rsid="20349305" officeooo:paragraph-rsid="20349305"/>
    </style:style>
    <style:style style:name="P42" style:family="paragraph" style:parent-style-name="Text_20_body" style:list-style-name="L3">
      <style:text-properties officeooo:rsid="20363113" officeooo:paragraph-rsid="20363113"/>
    </style:style>
    <style:style style:name="P43" style:family="paragraph" style:parent-style-name="Text_20_body" style:list-style-name="L3">
      <style:text-properties officeooo:rsid="20383f98" officeooo:paragraph-rsid="20383f98"/>
    </style:style>
    <style:style style:name="P44" style:family="paragraph" style:parent-style-name="Text_20_body" style:list-style-name="L4">
      <style:text-properties officeooo:rsid="2043d366" officeooo:paragraph-rsid="2043d366"/>
    </style:style>
    <style:style style:name="P45" style:family="paragraph" style:parent-style-name="Text_20_body" style:list-style-name="L23">
      <style:text-properties officeooo:rsid="2043d366" officeooo:paragraph-rsid="2043d366"/>
    </style:style>
    <style:style style:name="P46" style:family="paragraph" style:parent-style-name="Text_20_body" style:list-style-name="L5">
      <style:text-properties officeooo:rsid="204542ce" officeooo:paragraph-rsid="204542ce"/>
    </style:style>
    <style:style style:name="P47" style:family="paragraph" style:parent-style-name="Text_20_body" style:list-style-name="L6">
      <style:text-properties officeooo:rsid="20493d52" officeooo:paragraph-rsid="20493d52"/>
    </style:style>
    <style:style style:name="P48" style:family="paragraph" style:parent-style-name="Text_20_body" style:list-style-name="L6">
      <style:text-properties style:text-line-through-style="solid" style:text-line-through-type="single" officeooo:rsid="20493d52" officeooo:paragraph-rsid="20493d52"/>
    </style:style>
    <style:style style:name="P49" style:family="paragraph" style:parent-style-name="Text_20_body" style:list-style-name="L6">
      <style:text-properties officeooo:rsid="20578ae9" officeooo:paragraph-rsid="20578ae9"/>
    </style:style>
    <style:style style:name="P50" style:family="paragraph" style:parent-style-name="Text_20_body" style:list-style-name="L6">
      <style:text-properties officeooo:rsid="20596eb8" officeooo:paragraph-rsid="20596eb8"/>
    </style:style>
    <style:style style:name="P51" style:family="paragraph" style:parent-style-name="Text_20_body" style:list-style-name="L6">
      <style:text-properties officeooo:rsid="205c966e" officeooo:paragraph-rsid="205c966e"/>
    </style:style>
    <style:style style:name="P52" style:family="paragraph" style:parent-style-name="Text_20_body" style:list-style-name="L7">
      <style:text-properties officeooo:rsid="205c966e" officeooo:paragraph-rsid="205c966e"/>
    </style:style>
    <style:style style:name="P53" style:family="paragraph" style:parent-style-name="Text_20_body" style:list-style-name="L8">
      <style:text-properties officeooo:rsid="205c966e" officeooo:paragraph-rsid="205c966e"/>
    </style:style>
    <style:style style:name="P54" style:family="paragraph" style:parent-style-name="Text_20_body" style:list-style-name="L7">
      <style:text-properties officeooo:rsid="20483897" officeooo:paragraph-rsid="2046b898"/>
    </style:style>
    <style:style style:name="P55" style:family="paragraph" style:parent-style-name="Text_20_body" style:list-style-name="L7">
      <style:text-properties officeooo:rsid="205b3c05" officeooo:paragraph-rsid="205b3c05"/>
    </style:style>
    <style:style style:name="P56" style:family="paragraph" style:parent-style-name="Text_20_body" style:list-style-name="L8">
      <style:text-properties officeooo:rsid="2046b898" officeooo:paragraph-rsid="2046b898"/>
    </style:style>
    <style:style style:name="P57" style:family="paragraph" style:parent-style-name="Text_20_body" style:list-style-name="L9">
      <style:text-properties officeooo:rsid="2046b898" officeooo:paragraph-rsid="205d76e9"/>
    </style:style>
    <style:style style:name="P58" style:family="paragraph" style:parent-style-name="Text_20_body" style:list-style-name="L9">
      <style:text-properties officeooo:rsid="204ba969" officeooo:paragraph-rsid="204ba969"/>
    </style:style>
    <style:style style:name="P59" style:family="paragraph" style:parent-style-name="Text_20_body" style:list-style-name="L9">
      <style:text-properties officeooo:rsid="205d76e9" officeooo:paragraph-rsid="205d76e9"/>
    </style:style>
    <style:style style:name="P60" style:family="paragraph" style:parent-style-name="Text_20_body" style:list-style-name="L10">
      <style:text-properties officeooo:rsid="204df967" officeooo:paragraph-rsid="204df967"/>
    </style:style>
    <style:style style:name="P61" style:family="paragraph" style:parent-style-name="Text_20_body" style:list-style-name="L11">
      <style:text-properties officeooo:rsid="2050f2ed" officeooo:paragraph-rsid="2050f2ed"/>
    </style:style>
    <style:style style:name="P62" style:family="paragraph" style:parent-style-name="Text_20_body" style:list-style-name="L12">
      <style:text-properties officeooo:rsid="20542e2c" officeooo:paragraph-rsid="20542e2c"/>
    </style:style>
    <style:style style:name="P63" style:family="paragraph" style:parent-style-name="Text_20_body" style:list-style-name="L12">
      <style:text-properties officeooo:rsid="20566d87" officeooo:paragraph-rsid="20566d87"/>
    </style:style>
    <style:style style:name="P64" style:family="paragraph" style:parent-style-name="Text_20_body" style:list-style-name="L13">
      <style:text-properties officeooo:rsid="205f5dd2" officeooo:paragraph-rsid="205f5dd2"/>
    </style:style>
    <style:style style:name="P65" style:family="paragraph" style:parent-style-name="Text_20_body" style:list-style-name="L14">
      <style:text-properties officeooo:rsid="205fb8b6" officeooo:paragraph-rsid="205fb8b6"/>
    </style:style>
    <style:style style:name="P66" style:family="paragraph" style:parent-style-name="Text_20_body" style:list-style-name="L14">
      <style:text-properties officeooo:rsid="20611291" officeooo:paragraph-rsid="20611291"/>
    </style:style>
    <style:style style:name="P67" style:family="paragraph" style:parent-style-name="Text_20_body" style:list-style-name="L14">
      <style:text-properties officeooo:rsid="20625c5b" officeooo:paragraph-rsid="20625c5b"/>
    </style:style>
    <style:style style:name="P68" style:family="paragraph" style:parent-style-name="Text_20_body" style:list-style-name="L15">
      <style:text-properties officeooo:rsid="20636d5e" officeooo:paragraph-rsid="20636d5e"/>
    </style:style>
    <style:style style:name="P69" style:family="paragraph" style:parent-style-name="Text_20_body" style:list-style-name="L15">
      <style:text-properties officeooo:rsid="206427fa" officeooo:paragraph-rsid="206427fa"/>
    </style:style>
    <style:style style:name="P70" style:family="paragraph" style:parent-style-name="Text_20_body" style:list-style-name="L15">
      <style:text-properties officeooo:rsid="206460d4" officeooo:paragraph-rsid="206460d4"/>
    </style:style>
    <style:style style:name="P71" style:family="paragraph" style:parent-style-name="Text_20_body" style:list-style-name="L15">
      <style:text-properties officeooo:rsid="2064746b" officeooo:paragraph-rsid="2064746b"/>
    </style:style>
    <style:style style:name="P72" style:family="paragraph" style:parent-style-name="Text_20_body" style:list-style-name="L16">
      <style:text-properties officeooo:rsid="2065f6fa" officeooo:paragraph-rsid="2065f6fa"/>
    </style:style>
    <style:style style:name="P73" style:family="paragraph" style:parent-style-name="Text_20_body" style:list-style-name="L16">
      <style:text-properties officeooo:rsid="20678319" officeooo:paragraph-rsid="20678319"/>
    </style:style>
    <style:style style:name="P74" style:family="paragraph" style:parent-style-name="Text_20_body" style:list-style-name="L16">
      <style:text-properties officeooo:rsid="20685211" officeooo:paragraph-rsid="20685211"/>
    </style:style>
    <style:style style:name="P75" style:family="paragraph" style:parent-style-name="Text_20_body" style:list-style-name="L16">
      <style:text-properties officeooo:rsid="20666454" officeooo:paragraph-rsid="20666454"/>
    </style:style>
    <style:style style:name="P76" style:family="paragraph" style:parent-style-name="Text_20_body" style:list-style-name="L17">
      <style:text-properties officeooo:rsid="20695efc" officeooo:paragraph-rsid="20695efc"/>
    </style:style>
    <style:style style:name="P77" style:family="paragraph" style:parent-style-name="Text_20_body" style:list-style-name="L18">
      <style:text-properties officeooo:rsid="206abd38" officeooo:paragraph-rsid="206abd38"/>
    </style:style>
    <style:style style:name="P78" style:family="paragraph" style:parent-style-name="Text_20_body" style:list-style-name="L19">
      <style:text-properties officeooo:rsid="206e145f" officeooo:paragraph-rsid="206e145f"/>
    </style:style>
    <style:style style:name="P79" style:family="paragraph" style:parent-style-name="Text_20_body" style:list-style-name="L20">
      <style:text-properties officeooo:rsid="2021dcdd" officeooo:paragraph-rsid="2021dcdd"/>
    </style:style>
    <style:style style:name="P80" style:family="paragraph" style:parent-style-name="Text_20_body" style:list-style-name="L21">
      <style:text-properties officeooo:rsid="202ffbc8" officeooo:paragraph-rsid="202ffbc8"/>
    </style:style>
    <style:style style:name="P81" style:family="paragraph" style:parent-style-name="Text_20_body" style:list-style-name="L22">
      <style:text-properties officeooo:rsid="202ffbc8" officeooo:paragraph-rsid="202ffbc8"/>
    </style:style>
    <style:style style:name="P82" style:family="paragraph" style:parent-style-name="Text_20_body" style:list-style-name="L23">
      <style:text-properties officeooo:rsid="20233c4a" officeooo:paragraph-rsid="20233c4a"/>
    </style:style>
    <style:style style:name="P83" style:family="paragraph" style:parent-style-name="Text_20_body" style:list-style-name="L23">
      <style:text-properties officeooo:rsid="203f5be2" officeooo:paragraph-rsid="203f5be2"/>
    </style:style>
    <style:style style:name="P84" style:family="paragraph" style:parent-style-name="Text_20_body" style:list-style-name="L23">
      <style:text-properties officeooo:rsid="2041ced1" officeooo:paragraph-rsid="2041ced1"/>
    </style:style>
    <style:style style:name="P85" style:family="paragraph" style:parent-style-name="Text_20_body" style:list-style-name="L23">
      <style:text-properties officeooo:rsid="2041ced1" officeooo:paragraph-rsid="203f5be2"/>
    </style:style>
    <style:style style:name="P86" style:family="paragraph" style:parent-style-name="Text_20_body" style:list-style-name="L23">
      <style:text-properties officeooo:rsid="2042e554" officeooo:paragraph-rsid="2042e554"/>
    </style:style>
    <style:style style:name="P87" style:family="paragraph" style:parent-style-name="Text_20_body" style:list-style-name="L23">
      <style:text-properties officeooo:rsid="20443250" officeooo:paragraph-rsid="20443250"/>
    </style:style>
    <style:style style:name="P88" style:family="paragraph" style:parent-style-name="Text_20_body" style:list-style-name="L24">
      <style:text-properties officeooo:rsid="2029e3f6" officeooo:paragraph-rsid="2029e3f6"/>
    </style:style>
    <style:style style:name="P89" style:family="paragraph" style:parent-style-name="Text_20_body" style:list-style-name="L25">
      <style:text-properties officeooo:rsid="2026899f" officeooo:paragraph-rsid="2026899f"/>
    </style:style>
    <style:style style:name="P90" style:family="paragraph" style:parent-style-name="Text_20_body" style:list-style-name="L25">
      <style:text-properties officeooo:rsid="2027f282" officeooo:paragraph-rsid="2027f282"/>
    </style:style>
    <style:style style:name="P91" style:family="paragraph" style:parent-style-name="Text_20_body" style:list-style-name="L26">
      <style:text-properties officeooo:rsid="20335a45" officeooo:paragraph-rsid="20335a45"/>
    </style:style>
    <style:style style:name="P92" style:family="paragraph" style:parent-style-name="Text_20_body" style:list-style-name="L27">
      <style:text-properties officeooo:rsid="20260bd2" officeooo:paragraph-rsid="20260bd2"/>
    </style:style>
    <style:style style:name="P93" style:family="paragraph" style:parent-style-name="Text_20_body" style:list-style-name="L28">
      <style:text-properties officeooo:rsid="203883c7" officeooo:paragraph-rsid="203883c7"/>
    </style:style>
    <style:style style:name="P94" style:family="paragraph" style:parent-style-name="Text_20_body" style:list-style-name="L29">
      <style:text-properties officeooo:rsid="203bfdfd" officeooo:paragraph-rsid="203bfdfd"/>
    </style:style>
    <style:style style:name="P95" style:family="paragraph" style:parent-style-name="Text_20_body" style:list-style-name="L29">
      <style:text-properties officeooo:rsid="203bfdfd" officeooo:paragraph-rsid="203d842a"/>
    </style:style>
    <style:style style:name="P96" style:family="paragraph" style:parent-style-name="Text_20_body" style:list-style-name="L29">
      <style:text-properties officeooo:rsid="203d842a" officeooo:paragraph-rsid="203d842a"/>
    </style:style>
    <style:style style:name="P97" style:family="paragraph" style:parent-style-name="Text_20_body" style:list-style-name="L3">
      <style:text-properties officeooo:rsid="207283d8" officeooo:paragraph-rsid="207283d8"/>
    </style:style>
    <style:style style:name="P98" style:family="paragraph" style:parent-style-name="Text_20_body" style:list-style-name="L3">
      <style:text-properties officeooo:rsid="20733e33" officeooo:paragraph-rsid="20733e33"/>
    </style:style>
    <style:style style:name="P99" style:family="paragraph" style:parent-style-name="Text_20_body" style:list-style-name="L3">
      <style:text-properties officeooo:rsid="2075a303" officeooo:paragraph-rsid="2075a303"/>
    </style:style>
    <style:style style:name="P100" style:family="paragraph" style:parent-style-name="Text_20_body" style:list-style-name="L3">
      <style:text-properties officeooo:rsid="2076e5f1" officeooo:paragraph-rsid="2076e5f1"/>
    </style:style>
    <style:style style:name="P101" style:family="paragraph" style:parent-style-name="Text_20_body" style:list-style-name="L3">
      <style:text-properties officeooo:rsid="2076e5f1" officeooo:paragraph-rsid="2079c3b2"/>
    </style:style>
    <style:style style:name="P102" style:family="paragraph" style:parent-style-name="Text_20_body" style:list-style-name="L3">
      <style:text-properties officeooo:rsid="207864a8" officeooo:paragraph-rsid="207864a8"/>
    </style:style>
    <style:style style:name="P103" style:family="paragraph" style:parent-style-name="Text_20_body" style:list-style-name="L3">
      <style:text-properties officeooo:rsid="2079c3b2" officeooo:paragraph-rsid="2079c3b2"/>
    </style:style>
    <style:style style:name="P104" style:family="paragraph" style:parent-style-name="Text_20_body" style:list-style-name="L3">
      <style:text-properties officeooo:rsid="207c3f2f" officeooo:paragraph-rsid="207c3f2f"/>
    </style:style>
    <style:style style:name="P105" style:family="paragraph" style:parent-style-name="Text_20_body" style:list-style-name="L3">
      <style:text-properties officeooo:rsid="20840682" officeooo:paragraph-rsid="20840682"/>
    </style:style>
    <style:style style:name="P106" style:family="paragraph" style:parent-style-name="Heading_20_1">
      <style:text-properties officeooo:paragraph-rsid="201fcea5"/>
    </style:style>
    <style:style style:name="P107" style:family="paragraph" style:parent-style-name="Heading_20_1">
      <style:text-properties officeooo:rsid="201fcea5" officeooo:paragraph-rsid="201fcea5"/>
    </style:style>
    <style:style style:name="P108" style:family="paragraph" style:parent-style-name="Heading_20_1">
      <style:text-properties officeooo:rsid="202aa81b" officeooo:paragraph-rsid="202aa81b"/>
    </style:style>
    <style:style style:name="P109" style:family="paragraph" style:parent-style-name="Heading_20_2">
      <style:text-properties officeooo:rsid="2026899f" officeooo:paragraph-rsid="202689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20208b3a"/>
    </style:style>
    <style:style style:name="T3" style:family="text">
      <style:text-properties officeooo:rsid="2022e506"/>
    </style:style>
    <style:style style:name="T4" style:family="text">
      <style:text-properties officeooo:rsid="2024eb8d"/>
    </style:style>
    <style:style style:name="T5" style:family="text">
      <style:text-properties officeooo:rsid="202c0118"/>
    </style:style>
    <style:style style:name="T6" style:family="text">
      <style:text-properties officeooo:rsid="20305c15"/>
    </style:style>
    <style:style style:name="T7" style:family="text">
      <style:text-properties officeooo:rsid="20383f98"/>
    </style:style>
    <style:style style:name="T8" style:family="text">
      <style:text-properties officeooo:rsid="203a1334"/>
    </style:style>
    <style:style style:name="T9" style:family="text">
      <style:text-properties officeooo:rsid="2040b45b"/>
    </style:style>
    <style:style style:name="T10" style:family="text">
      <style:text-properties officeooo:rsid="2050f2ed"/>
    </style:style>
    <style:style style:name="T11" style:family="text">
      <style:text-properties officeooo:rsid="205173c2"/>
    </style:style>
    <style:style style:name="T12" style:family="text">
      <style:text-properties officeooo:rsid="20560fe3"/>
    </style:style>
    <style:style style:name="T13" style:family="text">
      <style:text-properties officeooo:rsid="2056a16b"/>
    </style:style>
    <style:style style:name="T14" style:family="text">
      <style:text-properties officeooo:rsid="20590f45"/>
    </style:style>
    <style:style style:name="T15" style:family="text">
      <style:text-properties officeooo:rsid="205be0a2"/>
    </style:style>
    <style:style style:name="T16" style:family="text">
      <style:text-properties officeooo:rsid="205dc270"/>
    </style:style>
    <style:style style:name="T17" style:family="text">
      <style:text-properties officeooo:rsid="2064f459"/>
    </style:style>
    <style:style style:name="T18" style:family="text">
      <style:text-properties officeooo:rsid="206946ab"/>
    </style:style>
    <style:style style:name="T19" style:family="text">
      <style:text-properties officeooo:rsid="206f6eef"/>
    </style:style>
    <style:style style:name="T20" style:family="text">
      <style:text-properties officeooo:rsid="206f81c8"/>
    </style:style>
    <style:style style:name="T21" style:family="text">
      <style:text-properties officeooo:rsid="20747e14"/>
    </style:style>
    <style:style style:name="T22" style:family="text">
      <style:text-properties officeooo:rsid="2079c3b2"/>
    </style:style>
    <style:style style:name="T23" style:family="text">
      <style:text-properties officeooo:rsid="207a49d5"/>
    </style:style>
    <style:style style:name="T24" style:family="text">
      <style:text-properties officeooo:rsid="207fe49b"/>
    </style:style>
    <style:style style:name="T25" style:family="text">
      <style:text-properties officeooo:rsid="20814fe9"/>
    </style:style>
    <style:style style:name="T26" style:family="text">
      <style:text-properties officeooo:rsid="20826313"/>
    </style:style>
    <style:style style:name="T27" style:family="text">
      <style:text-properties officeooo:rsid="2083c50c"/>
    </style:style>
    <style:style style:name="T28" style:family="text">
      <style:text-properties officeooo:rsid="2083f2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</text:p>
      <text:p text:style-name="P2"/>
      <text:p text:style-name="P1"/>
      <text:p text:style-name="Text_20_body"/>
      <text:p text:style-name="Text_20_body"/>
      <text:p text:style-name="P30">Random Encounters</text:p>
      <text:p text:style-name="P29"/>
      <text:p text:style-name="P3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_Toc405_3626888953" text:style-name="Internet_20_link" text:visited-style-name="Internet_20_link">Nápady</text:a><text:tab/>4</text:p>
          <text:p text:style-name="P33"><text:a xlink:type="simple" xlink:href="#__RefHeading___Toc407_3626888953" text:style-name="Internet_20_link" text:visited-style-name="Internet_20_link">Nelokalizovaná setkání v divočině</text:a><text:tab/>5</text:p>
          <text:p text:style-name="P33"><text:a xlink:type="simple" xlink:href="#__RefHeading___Toc409_3626888953" text:style-name="Internet_20_link" text:visited-style-name="Internet_20_link">Cestování divočinou</text:a><text:tab/>7</text:p>
          <text:p text:style-name="P32"><text:a xlink:type="simple" xlink:href="#__RefHeading___Toc411_3626888953" text:style-name="Internet_20_link" text:visited-style-name="Internet_20_link">Zajímavá setkání</text:a><text:tab/>9</text:p>
          <text:p text:style-name="P32"><text:a xlink:type="simple" xlink:href="#__RefHeading___Toc413_3626888953" text:style-name="Internet_20_link" text:visited-style-name="Internet_20_link">Místa v divočině</text:a><text:tab/>9</text:p>
        </text:index-body>
      </text:table-of-content>
      <text:h text:style-name="P107" text:outline-level="1"><text:bookmark-start text:name="__RefHeading___Toc405_3626888953"/>Nápady<text:bookmark-end text:name="__RefHeading___Toc405_3626888953"/></text:h>
      <text:list xml:id="list2856178189" text:style-name="L1">
        <text:list-item>
          <text:p text:style-name="P35">Asi by to mělo být podle oblastí. <text:span text:style-name="T2">Zmutované potvory (hybridi) by se měly vyskytovat poblíž lokace, kde vznikají, a podobně.</text:span></text:p>
        </text:list-item>
      </text:list>
      <text:h text:style-name="P108" text:outline-level="1"><text:bookmark-start text:name="__RefHeading___Toc407_3626888953"/>Nelokalizovaná setkání v divočině<text:bookmark-end text:name="__RefHeading___Toc407_3626888953"/></text:h>
      <text:p text:style-name="P9">Osedlaný jezdecký kůň</text:p>
      <text:list xml:id="list3696378497" text:style-name="L2">
        <text:list-item>
          <text:p text:style-name="P36">Patří Dórské aristokratce Alkipě.</text:p>
        </text:list-item>
        <text:list-item>
          <text:p text:style-name="P37">Proč utekla?</text:p>
          <text:list>
            <text:list-item>
              <text:p text:style-name="P38">Otec ji nenávidí, považuje ji za své selhání a prokletí od bohů. Drží ji prakticky ve vězení. Nikdo o ní neví.</text:p>
            </text:list-item>
            <text:list-item>
              <text:p text:style-name="P39">K útěku jí pomohl její bratr, který se tím stal také vyhnancem. Možná není úplně mrtvý, ale goblini ho <text:span text:style-name="T1">změnili</text:span>.</text:p>
            </text:list-item>
          </text:list>
        </text:list-item>
        <text:list-item>
          <text:p text:style-name="P36">Je mladá, ale znetvořená – zakrývá svou tvář pod závojem.</text:p>
        </text:list-item>
        <text:list-item>
          <text:p text:style-name="P36">Zajali ji magicky zaměření goblini (mutace a tak), kteří v ní vidí projev Degronovy moci (kvůli znetvoření).</text:p>
        </text:list-item>
        <text:list-item>
          <text:p text:style-name="P36">Bude ji hledat výprava vyslaná jejím otcem. <text:span text:style-name="T5">Za nalezení a navrácení nabízí 20 zl. Alkipa nabídne 40 zl za jejich pobití.</text:span></text:p>
        </text:list-item>
        <text:list-item>
          <text:p text:style-name="P40">Má magické schopnosti – je to věštkyně (trans, křeče) a léčitelka (goblini se celkem trefili v odhadu, že na ní něco je).</text:p>
        </text:list-item>
      </text:list>
      <text:p text:style-name="P12">Kolem postav proběhne zraněný jednorožec</text:p>
      <text:list xml:id="list1597012478" text:style-name="L3">
        <text:list-item>
          <text:p text:style-name="P41">Jeho roh je hodně silná magická záležitost</text:p>
          <text:list>
            <text:list-item>
              <text:p text:style-name="P97">K čemu je dobrej?</text:p>
              <text:list>
                <text:list-item>
                  <text:p text:style-name="P105">Celkem má cenu několik set zlatých.</text:p>
                </text:list-item>
              </text:list>
            </text:list-item>
            <text:list-item>
              <text:p text:style-name="P98">Purity. Možná healing? <text:span text:style-name="T21">Antidote.</text:span></text:p>
              <text:list>
                <text:list-item>
                  <text:p text:style-name="P102"><text:soft-page-break/>Možná neutralizuje vzácné, magické jedy a nákazy.</text:p>
                </text:list-item>
              </text:list>
            </text:list-item>
            <text:list-item>
              <text:p text:style-name="P99">Obnova ztracené síly a životní energie. Možná dokonce omlazení?</text:p>
            </text:list-item>
            <text:list-item>
              <text:p text:style-name="P100">Jako léčivo se používá prášek.</text:p>
            </text:list-item>
            <text:list-item>
              <text:p text:style-name="P101">Určitě ale něco dělá i cele<text:span text:style-name="T28">k</text:span></text:p>
              <text:list>
                <text:list-item>
                  <text:p text:style-name="P101"><text:span text:style-name="T22">Možná se z něj dá vyrobit hůlka?</text:span></text:p>
                  <text:list>
                    <text:list-item>
                      <text:p text:style-name="P104">Její dotek pak vyčistí zkaženou vodu, hnisající ránu a podobně.</text:p>
                    </text:list-item>
                  </text:list>
                </text:list-item>
                <text:list-item>
                  <text:p text:style-name="P103">Nebo amulet, kterej zpomaluje stárnutí. <text:span text:style-name="T23">A možná chrání proti jedům a nemocem (například proti moru). Na výrobu amuletu se asi z rohu uřízne plátek.</text:span></text:p>
                </text:list-item>
              </text:list>
            </text:list-item>
          </text:list>
        </text:list-item>
        <text:list-item>
          <text:p text:style-name="P41">Honí ho výprava lovců (elfové, lidi), kteří ho vedou až odněkud z elfských hvozdů. Chtěli ho prodat, ale utekl jim.</text:p>
        </text:list-item>
        <text:list-item>
          <text:p text:style-name="P41"><text:span text:style-name="T24">Lovce</text:span> honí <text:span text:style-name="T26">dvojice</text:span> elfů</text:p>
          <text:list>
            <text:list-item>
              <text:p text:style-name="P41">Kouzelník, <text:span text:style-name="T25">r</text:span>angerka</text:p>
            </text:list-item>
            <text:list-item>
              <text:p text:style-name="P42">Jsou to potomci sta<text:span text:style-name="T26">rý</text:span>ch elfů.</text:p>
            </text:list-item>
            <text:list-item>
              <text:p text:style-name="P42">Hodně namakaní <text:span text:style-name="T7">(high level).</text:span></text:p>
            </text:list-item>
            <text:list-item>
              <text:p text:style-name="P43">Chtějí jednorožce zpět (živého, nebo alespoň roh).</text:p>
            </text:list-item>
          </text:list>
        </text:list-item>
      </text:list>
      <text:p text:style-name="P15">Karavana pod útokem (nebo možná nově založená osada)</text:p>
      <text:list xml:id="list486907952" text:style-name="L4">
        <text:list-item>
          <text:p text:style-name="P44">Jedni z prvních osadníků</text:p>
        </text:list-item>
      </text:list>
      <text:p text:style-name="P16">Obrněný vůz</text:p>
      <text:list xml:id="list3524543107" text:style-name="L5">
        <text:list-item>
          <text:p text:style-name="P46">Mohl by vozit poštu, zásoby, nebo tak něco</text:p>
        </text:list-item>
      </text:list>
      <text:p text:style-name="P17">Zkamenělí orkové</text:p>
      <text:list xml:id="list2565487946" text:style-name="L6">
        <text:list-item>
          <text:p text:style-name="P47"><text:soft-page-break/>Co je proměnilo v kámen?</text:p>
          <text:list>
            <text:list-item>
              <text:p text:style-name="P48">Buď nějaká profláknutá potvora (bazilišek), nebo něco až polobožského ražení. I když spíš ten bazilišek.</text:p>
            </text:list-item>
            <text:list-item>
              <text:p text:style-name="P49">Kult, <text:span text:style-name="T14">respektive kmen</text:span> (asi goblinskej), kterej bazilišky chová.</text:p>
              <text:list>
                <text:list-item>
                  <text:p text:style-name="P50">Mají nějakej způsob, jak zařídit, aby na ně bazilišci neútočili. Možná speciální tetování? (Nějakou vzácnou magickou substancí.)</text:p>
                </text:list-item>
                <text:list-item>
                  <text:p text:style-name="P51">Možná je pak bazilišci i poslouchají (jiné tetování, to mají jen šamani).</text:p>
                </text:list-item>
              </text:list>
            </text:list-item>
          </text:list>
        </text:list-item>
      </text:list>
      <text:list xml:id="list4021042784" text:style-name="L7">
        <text:list-item>
          <text:p text:style-name="P54">Na něco útočili, jsou zatuhlí uprostřed pohybu.</text:p>
        </text:list-item>
        <text:list-item>
          <text:p text:style-name="P55">Jak se dá proměna v kámen zvrátit?</text:p>
          <text:list>
            <text:list-item>
              <text:p text:style-name="P52">Zabít baziliška, kterej <text:span text:style-name="T27">t</text:span>o způsobil.</text:p>
            </text:list-item>
            <text:list-item>
              <text:p text:style-name="P55">Třeba ti elementální šamani by to mohli umět.</text:p>
            </text:list-item>
          </text:list>
        </text:list-item>
      </text:list>
      <text:list xml:id="list2177424217" text:style-name="L8">
        <text:list-item>
          <text:p text:style-name="P56">Čím by to mohlo být zajímav<text:span text:style-name="T15">ý</text:span>?</text:p>
          <text:list>
            <text:list-item>
              <text:p text:style-name="P53">Kolem jsou jiný tlupy goblinů, kteří tuhle nemají rádi (pochopitelně).</text:p>
            </text:list-item>
          </text:list>
        </text:list-item>
      </text:list>
      <text:p text:style-name="P18">Útok stirgí (krvesajné létající potvory)</text:p>
      <text:list xml:id="list887946454" text:style-name="L9">
        <text:list-item>
          <text:p text:style-name="P58">Mají někde poblíž hnízdo.</text:p>
        </text:list-item>
        <text:list-item>
          <text:p text:style-name="P57">Čím by to mohlo být zajímav<text:span text:style-name="T15">ý</text:span>?</text:p>
          <text:list>
            <text:list-item>
              <text:p text:style-name="P59">Stirge tam <text:span text:style-name="T16">udržují při životě obra a sosají ho.</text:span></text:p>
            </text:list-item>
          </text:list>
        </text:list-item>
      </text:list>
      <text:p text:style-name="P19">Postavy začne sledovat havran.</text:p>
      <text:list xml:id="list3325206743" text:style-name="L10">
        <text:list-item>
          <text:p text:style-name="P60">Zapůjčený druid.</text:p>
        </text:list-item>
        <text:list-item>
          <text:p text:style-name="P60">Nebo možná rovnou morfnutý.</text:p>
        </text:list-item>
      </text:list>
      <text:p text:style-name="P20"><text:soft-page-break/>Šamani trénují <text:span text:style-name="T10">přivolávání elementálů</text:span></text:p>
      <text:list xml:id="list2708832972" text:style-name="L11">
        <text:list-item>
          <text:p text:style-name="P61">V oblasti se budou prohánět vodní, vzdušní a zemní duchové – bouře, krupobití, oblaka prachu a podobně.</text:p>
        </text:list-item>
        <text:list-item>
          <text:p text:style-name="P61">Asi to jsou goblini. <text:span text:style-name="T11">Přímo na postavy neútočí, ale budou se samozřejmě bránit, když na to přijde.</text:span></text:p>
        </text:list-item>
      </text:list>
      <text:p text:style-name="P21">Samota</text:p>
      <text:list xml:id="list3214588573" text:style-name="L12">
        <text:list-item>
          <text:p text:style-name="P62">V divočině se (už dávno) usadil <text:span text:style-name="T12">starej samotář – beastmaster.</text:span></text:p>
        </text:list-item>
        <text:list-item>
          <text:p text:style-name="P63"><text:span text:style-name="T13">Má tam domestikované l</text:span>ightning lizzard<text:span text:style-name="T13">y</text:span>, <text:span text:style-name="T13">varany,</text:span> <text:span text:style-name="T13">možná i wyvernu.</text:span></text:p>
        </text:list-item>
      </text:list>
      <text:p text:style-name="P22">Ochranné obelisky</text:p>
      <text:list xml:id="list1889522781" text:style-name="L13">
        <text:list-item>
          <text:p text:style-name="P64">Když někdo vstoupí do chráněné oblasti, obelisky začnou přivolávat potvory.</text:p>
        </text:list-item>
      </text:list>
      <text:p text:style-name="P23">Hladová mlha</text:p>
      <text:list xml:id="list404928677" text:style-name="L14">
        <text:list-item>
          <text:p text:style-name="P65">Objevují se v ní čepele, čelisti a podobně.</text:p>
        </text:list-item>
        <text:list-item>
          <text:p text:style-name="P65">Útočí na všechno živé.</text:p>
        </text:list-item>
        <text:list-item>
          <text:p text:style-name="P65">Je to asi taky původní obranný mechanismus.</text:p>
        </text:list-item>
        <text:list-item>
          <text:p text:style-name="P66">Možná ji nejdřív někdo (úplně kdokoliv, samozřejmě) musí vypustit.</text:p>
        </text:list-item>
        <text:list-item>
          <text:p text:style-name="P65">Jak se likviduje?</text:p>
          <text:list>
            <text:list-item>
              <text:p text:style-name="P67">Tam, co se vypouští?</text:p>
            </text:list-item>
          </text:list>
        </text:list-item>
      </text:list>
      <text:p text:style-name="P24">Oživlé sochy</text:p>
      <text:list xml:id="list3508817469" text:style-name="L15">
        <text:list-item>
          <text:p text:style-name="P68">Čas od času se rozpohybují, pak zase zatuhnou.</text:p>
        </text:list-item>
        <text:list-item>
          <text:p text:style-name="P68">Možná jsou uprostřed bitvy?</text:p>
        </text:list-item>
        <text:list-item>
          <text:p text:style-name="P69"><text:soft-page-break/>Co je oživuje?</text:p>
        </text:list-item>
        <text:list-item>
          <text:p text:style-name="P70">Dá se to nějak zrušit?</text:p>
        </text:list-item>
        <text:list-item>
          <text:p text:style-name="P71">Komunikují, když jsou <text:span text:style-name="T17">zrovna</text:span> oživlé?</text:p>
        </text:list-item>
      </text:list>
      <text:p text:style-name="P25">Stín</text:p>
      <text:list xml:id="list102892771" text:style-name="L16">
        <text:list-item>
          <text:p text:style-name="P72">Na cestě bude lidský stín. Začne chodit s družinou.</text:p>
        </text:list-item>
        <text:list-item>
          <text:p text:style-name="P72">Vysávat z postav sílu?</text:p>
          <text:list>
            <text:list-item>
              <text:p text:style-name="P73">Tím možná bude sílit – zviditelňovat se.</text:p>
            </text:list-item>
            <text:list-item>
              <text:p text:style-name="P74">Postavy ho asi mohou zranit magickými zbraněmi, <text:span text:style-name="T18">pak se ale nic nedozví.</text:span></text:p>
            </text:list-item>
          </text:list>
        </text:list-item>
        <text:list-item>
          <text:p text:style-name="P75">Něco jim našeptávat?</text:p>
          <text:list>
            <text:list-item>
              <text:p text:style-name="P75">Co po nich bude chtít?</text:p>
            </text:list-item>
          </text:list>
        </text:list-item>
      </text:list>
      <text:p text:style-name="P26">Mrtvý posel</text:p>
      <text:list xml:id="list211030243" text:style-name="L17">
        <text:list-item>
          <text:p text:style-name="P76">To asi bude chtít nějaký kontext.</text:p>
        </text:list-item>
      </text:list>
      <text:p text:style-name="P27">Sinkhole</text:p>
      <text:list xml:id="list3159770377" text:style-name="L18">
        <text:list-item>
          <text:p text:style-name="P77">Propadne se tam vůz, kůň, nebo tak něco.</text:p>
        </text:list-item>
      </text:list>
      <text:p text:style-name="P28">Spirit of the wild wants something</text:p>
      <text:list xml:id="list131319674" text:style-name="L19">
        <text:list-item>
          <text:p text:style-name="P78">Nabízí <text:span text:style-name="T20">trvalý </text:span>volný průchod nebezpečnou oblastí <text:span text:style-name="T19">(hvozd, oživlý les, tak něco)</text:span>.</text:p>
        </text:list-item>
      </text:list>
      <text:h text:style-name="P106" text:outline-level="1"><text:bookmark-start text:name="__RefHeading___Toc409_3626888953"/>Cestování divočinou<text:bookmark-end text:name="__RefHeading___Toc409_3626888953"/></text:h>
      <text:p text:style-name="P3">Goblini</text:p>
      <text:list xml:id="list2526323009" text:style-name="L20">
        <text:list-item>
          <text:p text:style-name="P79">Primitivní</text:p>
        </text:list-item>
        <text:list-item>
          <text:p text:style-name="P79">Šamanističtí</text:p>
        </text:list-item>
        <text:list-item>
          <text:p text:style-name="P79">Ancients</text:p>
        </text:list-item>
      </text:list>
      <text:p text:style-name="P3">Orkové</text:p>
      <text:p text:style-name="P3"/>
      <text:p text:style-name="P3">Skřeti</text:p>
      <text:p text:style-name="P4">(nemají ancienty, <text:span text:style-name="T3">ale mohli by začít budovat říši. Možná s pomocí lidí</text:span>)</text:p>
      <text:list xml:id="list4106407404" text:style-name="L21">
        <text:list-item>
          <text:p text:style-name="P80">Někdo se je snaží sjednotit <text:span text:style-name="T6">(skupina lidí, kteří se nechali zmutovat, aby vypadali podobně jako skřeti. Jsou to ale mutanti (skiriti?)).</text:span></text:p>
        </text:list-item>
      </text:list>
      <text:list xml:id="list1790825556" text:style-name="L22">
        <text:list-item>
          <text:p text:style-name="P81">Jeden z kmenů: Blood magic, blood rituals.</text:p>
        </text:list-item>
      </text:list>
      <text:p text:style-name="P5">Druidi</text:p>
      <text:list xml:id="list1447867679" text:style-name="L23">
        <text:list-item>
          <text:p text:style-name="P82">Možná skřetí/gobliní? <text:span text:style-name="T4">Jak by se k druidismu dostali? Odkud vlastně druidské učení pochází?</text:span></text:p>
        </text:list-item>
        <text:list-item>
          <text:p text:style-name="P83">Pochází z dob starých říší. Druidi stáli mimo konflikt Řádu a Chaosu. Členy jejich řádu jsou tedy jak elfové, tak orkové a goblinini (lidi a skřeti ne, to jsou mladé rasy).</text:p>
          <text:list>
            <text:list-item>
              <text:p text:style-name="P83">Teď ale možná přijímají nové členy?</text:p>
            </text:list-item>
          </text:list>
        </text:list-item>
        <text:list-item>
          <text:p text:style-name="P84">Mají po světě rozmístěné cestovní stonahange</text:p>
        </text:list-item>
        <text:list-item>
          <text:p text:style-name="P86"><text:soft-page-break/>Do maskovaných oblastí by mělo jít vstoupit jen s příslušnými amulety (prostě nějakej propustkovej item).</text:p>
        </text:list-item>
        <text:list-item>
          <text:p text:style-name="P83">Problém: Nedává to smysl vůči historickému pojetí druidů. <text:span text:style-name="T9">Ale ti zas nedávají smysl bez keltů...</text:span></text:p>
          <text:list>
            <text:list-item>
              <text:p text:style-name="P85">Možná to nebudou nutně druidi, každopádně nějaká takováhle skrytá „sekta“, která žije v magicky chráněných lesích oddělených od fyzického světa, by asi existovat mohla.</text:p>
            </text:list-item>
            <text:list-item>
              <text:p text:style-name="P45">Na druhou stranu druidi jsou stavěni jako sekta s tajným učením...</text:p>
            </text:list-item>
          </text:list>
        </text:list-item>
        <text:list-item>
          <text:p text:style-name="P87">Karavany naložené zbožím, které mizí neznámo kam (do skryté říše).</text:p>
        </text:list-item>
      </text:list>
      <text:p text:style-name="P6">Trpaslíci</text:p>
      <text:p text:style-name="P7">Lykantropové</text:p>
      <text:p text:style-name="P10">Čaroděj</text:p>
      <text:list xml:id="list401111259" text:style-name="L24">
        <text:list-item>
          <text:p text:style-name="P88">S čím experimentuje?</text:p>
        </text:list-item>
        <text:list-item>
          <text:p text:style-name="P88">Co se vyskytuje kolem?</text:p>
        </text:list-item>
        <text:list-item>
          <text:p text:style-name="P88">Proč je v divočině?</text:p>
          <text:list>
            <text:list-item>
              <text:p text:style-name="P88">Ve vyhnanství?</text:p>
            </text:list-item>
            <text:list-item>
              <text:p text:style-name="P88">Nemá rád lidi?</text:p>
            </text:list-item>
            <text:list-item>
              <text:p text:style-name="P88">Je tu něco, co zkoumá?</text:p>
              <text:list>
                <text:list-item>
                  <text:p text:style-name="P88">Co to je?</text:p>
                </text:list-item>
              </text:list>
            </text:list-item>
          </text:list>
        </text:list-item>
      </text:list>
      <text:p text:style-name="P10">Alchymista</text:p>
      <text:h text:style-name="P109" text:outline-level="2"><text:bookmark-start text:name="__RefHeading___Toc411_3626888953"/><text:soft-page-break/>Zajímavá setkání<text:bookmark-end text:name="__RefHeading___Toc411_3626888953"/></text:h>
      <text:p text:style-name="P8">Osedlaný jezdecký kůň</text:p>
      <text:list xml:id="list45535019" text:style-name="L25">
        <text:list-item>
          <text:p text:style-name="P89">Komu patřil?</text:p>
        </text:list-item>
        <text:list-item>
          <text:p text:style-name="P89">Co se stalo s majitelem?</text:p>
          <text:list>
            <text:list-item>
              <text:p text:style-name="P90">Možná je v zajetí a potřebuje pomoc?</text:p>
            </text:list-item>
            <text:list-item>
              <text:p text:style-name="P90">Možná je to majitelka?</text:p>
            </text:list-item>
          </text:list>
        </text:list-item>
      </text:list>
      <text:p text:style-name="P11">Pozůstatky po nedávné bitce</text:p>
      <text:list xml:id="list91704400" text:style-name="L26">
        <text:list-item>
          <text:p text:style-name="P91">Kdo s kým bojoval? Humanoidi, monstra?</text:p>
        </text:list-item>
        <text:list-item>
          <text:p text:style-name="P91">Co je tam zajímavého?</text:p>
          <text:list>
            <text:list-item>
              <text:p text:style-name="P91">Zraněná nestvůra, která je něčím cenná?</text:p>
              <text:list>
                <text:list-item>
                  <text:p text:style-name="P91">Wyverna?</text:p>
                </text:list-item>
                <text:list-item>
                  <text:p text:style-name="P91">Vzácná magická surovina?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13_3626888953"/>Místa v divočině<text:bookmark-end text:name="__RefHeading___Toc413_3626888953"/></text:h>
      <text:p text:style-name="P7">Pramen/jezírko s magickými schopnostmi</text:p>
      <text:list xml:id="list555743737" text:style-name="L27">
        <text:list-item>
          <text:p text:style-name="P92">Léčivé</text:p>
        </text:list-item>
      </text:list>
      <text:p text:style-name="P13">Oltář</text:p>
      <text:list xml:id="list2331228020" text:style-name="L28">
        <text:list-item>
          <text:p text:style-name="P93">Něco dělá – nějaké mutace? <text:span text:style-name="T8">Spellup?</text:span></text:p>
        </text:list-item>
      </text:list>
      <text:p text:style-name="P14">Místo chráněné iluzorní magií</text:p>
      <text:list xml:id="list4220775000" text:style-name="L29">
        <text:list-item>
          <text:p text:style-name="P94">Kolem jsou kameny s magickými symboly (dobře maskované).</text:p>
        </text:list-item>
        <text:list-item>
          <text:p text:style-name="P95">Co tam je?</text:p>
          <text:list>
            <text:list-item>
              <text:p text:style-name="P95"><text:soft-page-break/>Nějaká svatyně? </text:p>
            </text:list-item>
            <text:list-item>
              <text:p text:style-name="P96">Portál? (Stonehange?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21T15:50:34.383000000</dc:date>
    <meta:print-date>2113-01-01T00:00:00</meta:print-date>
    <meta:editing-cycles>13150</meta:editing-cycles>
    <meta:editing-duration>P41DT11H37M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2" meta:paragraph-count="149" meta:word-count="1058" meta:character-count="6057" meta:non-whitespace-character-count="5246"/>
  </office:meta>
</office:document-meta>
</file>